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dash" draw:stroke-dash="Double_20_Dash_20_Dot_20_Dot" svg:stroke-color="#000000" draw:fill="none" draw:textarea-horizontal-align="justify" draw:textarea-vertical-align="middle" draw:auto-grow-height="false" fo:min-height="15.019cm" fo:min-width="5.376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425cm" fo:min-width="0.848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626cm" fo:min-width="1.691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627cm" fo:min-width="2.027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627cm" fo:min-width="1.972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0.424cm" fo:min-width="0.847cm"/>
      <style:paragraph-properties style:writing-mode="lr-tb"/>
    </style:style>
    <style:style style:name="gr7" style:family="graphic" style:parent-style-name="standard">
      <style:graphic-properties draw:textarea-horizontal-align="justify" draw:textarea-vertical-align="middle" draw:auto-grow-height="false" fo:min-height="0.626cm" fo:min-width="2.982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425cm" fo:min-width="0.961cm"/>
      <style:paragraph-properties style:writing-mode="lr-tb"/>
    </style:style>
    <style:style style:name="gr9" style:family="graphic" style:parent-style-name="standard">
      <style:graphic-properties draw:textarea-vertical-align="middle" draw:auto-grow-height="false" fo:min-height="1.02cm" fo:min-width="0.611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top" draw:auto-grow-height="false" fo:min-height="0.001cm" fo:min-width="0cm"/>
      <style:paragraph-properties style:writing-mode="lr-tb"/>
    </style:style>
    <style:style style:name="gr11" style:family="graphic" style:parent-style-name="standard">
      <style:graphic-properties svg:stroke-width="0.028cm" svg:stroke-color="#55308d" draw:marker-start-width="0.242cm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12" style:family="graphic" style:parent-style-name="standard">
      <style:graphic-properties svg:stroke-width="0.028cm" svg:stroke-color="#3faf46" draw:marker-start-width="0.242cm" draw:marker-end-width="0.242cm" draw:textarea-vertical-align="middle" fo:padding-top="0.139cm" fo:padding-bottom="0.139cm" fo:padding-left="0.264cm" fo:padding-right="0.264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0.627cm" fo:min-width="3.284cm"/>
      <style:paragraph-properties style:writing-mode="lr-tb"/>
    </style:style>
    <style:style style:name="gr15" style:family="graphic" style:parent-style-name="standard">
      <style:graphic-properties svg:stroke-color="#3faf46" draw:textarea-vertical-align="middle"/>
    </style:style>
    <style:style style:name="gr16" style:family="graphic" style:parent-style-name="standard">
      <style:graphic-properties svg:stroke-color="#55308d" draw:textarea-vertical-align="middle"/>
    </style:style>
    <style:style style:name="gr17" style:family="graphic">
      <style:graphic-properties style:protect="size"/>
    </style:style>
    <style:style style:name="gr18" style:family="graphic" style:parent-style-name="standard">
      <style:graphic-properties svg:stroke-color="#000000" draw:fill="none" draw:textarea-horizontal-align="justify" draw:textarea-vertical-align="middle" draw:auto-grow-height="false" fo:min-height="14.482cm" fo:min-width="8.898cm"/>
    </style:style>
    <style:style style:name="gr19" style:family="graphic" style:parent-style-name="standard">
      <style:graphic-properties draw:textarea-horizontal-align="justify" draw:textarea-vertical-align="middle" draw:auto-grow-height="false" fo:min-height="0.828cm" fo:min-width="1.656cm"/>
      <style:paragraph-properties style:writing-mode="lr-tb"/>
    </style:style>
    <style:style style:name="gr20" style:family="graphic" style:parent-style-name="standard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21" style:family="graphic" style:parent-style-name="standard">
      <style:graphic-properties draw:textarea-horizontal-align="justify" draw:textarea-vertical-align="middle" draw:auto-grow-height="false" fo:min-height="1.151cm" fo:min-width="3.541cm"/>
      <style:paragraph-properties style:writing-mode="lr-tb"/>
    </style:style>
    <style:style style:name="gr22" style:family="graphic" style:parent-style-name="standard">
      <style:graphic-properties draw:textarea-horizontal-align="justify" draw:textarea-vertical-align="middle" draw:auto-grow-height="false" fo:min-height="1.151cm" fo:min-width="3.452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.151cm" fo:min-width="5.068cm"/>
      <style:paragraph-properties style:writing-mode="lr-tb"/>
    </style:style>
    <style:style style:name="gr24" style:family="graphic" style:parent-style-name="standard">
      <style:graphic-properties draw:textarea-horizontal-align="justify" draw:textarea-vertical-align="middle" draw:auto-grow-height="false" fo:min-height="0.828cm" fo:min-width="1.836cm"/>
      <style:paragraph-properties style:writing-mode="lr-tb"/>
    </style:style>
    <style:style style:name="gr25" style:family="graphic" style:parent-style-name="standard">
      <style:graphic-properties draw:textarea-vertical-align="middle" draw:auto-grow-height="false" fo:min-height="1.782cm" fo:min-width="1.278cm"/>
      <style:paragraph-properties style:writing-mode="lr-tb"/>
    </style:style>
    <style:style style:name="gr26" style:family="graphic" style:parent-style-name="standard">
      <style:graphic-properties draw:textarea-horizontal-align="justify" draw:textarea-vertical-align="top" draw:auto-grow-height="false" fo:min-height="0.152cm" fo:min-width="0cm"/>
      <style:paragraph-properties style:writing-mode="lr-tb"/>
    </style:style>
    <style:style style:name="gr27" style:family="graphic" style:parent-style-name="standard">
      <style:graphic-properties svg:stroke-width="0.028cm" svg:stroke-color="#55308d" draw:marker-start-width="0.242cm" draw:marker-end-width="0.242cm" draw:textarea-vertical-align="middle" fo:padding-top="0.139cm" fo:padding-bottom="0.139cm" fo:padding-left="0.264cm" fo:padding-right="0.264cm"/>
    </style:style>
    <style:style style:name="gr28" style:family="graphic" style:parent-style-name="standard">
      <style:graphic-properties svg:stroke-width="0.028cm" svg:stroke-color="#3faf46" draw:marker-start-width="0.242cm" draw:marker-end-width="0.242cm" draw:textarea-vertical-align="middle" fo:padding-top="0.139cm" fo:padding-bottom="0.139cm" fo:padding-left="0.264cm" fo:padding-right="0.264cm"/>
    </style:style>
    <style:style style:name="gr29" style:family="graphic" style:parent-style-name="objectwithoutfill">
      <style:graphic-properties draw:marker-end="Arrow" draw:marker-end-width="0.3cm" draw:fill="solid" draw:textarea-vertical-align="middle"/>
    </style:style>
    <style:style style:name="gr30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31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32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33" style:family="graphic" style:parent-style-name="standard">
      <style:graphic-properties draw:textarea-horizontal-align="justify" draw:textarea-vertical-align="middle" draw:auto-grow-height="false" fo:min-height="1.151cm" fo:min-width="3.721cm"/>
      <style:paragraph-properties style:writing-mode="lr-tb"/>
    </style:style>
    <style:style style:name="gr34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35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36" style:family="graphic" style:parent-style-name="standard" style:list-style-name="L1">
      <style:graphic-properties draw:textarea-horizontal-align="justify" draw:textarea-vertical-align="middle" draw:auto-grow-height="false" fo:min-height="1.151cm" fo:min-width="3.003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fo:font-size="10.5pt" fo:language="es" fo:country="CO" style:font-size-asian="10.5pt" style:font-size-complex="10.5pt"/>
    </style:style>
    <style:style style:name="P2" style:family="paragraph">
      <style:paragraph-properties fo:text-align="center" style:writing-mode="lr-tb"/>
      <style:text-properties fo:color="#ffffff" fo:font-size="15pt" fo:language="es" fo:country="CO" style:font-size-asian="15pt" style:font-size-complex="15pt"/>
    </style:style>
    <style:style style:name="P3" style:family="paragraph">
      <style:paragraph-properties fo:text-align="center" style:writing-mode="lr-tb"/>
      <style:text-properties fo:color="#ffffff" fo:font-size="11pt" fo:language="es" fo:country="CO" style:font-size-asian="11pt" style:font-size-complex="11pt"/>
    </style:style>
    <style:style style:name="P4" style:family="paragraph">
      <style:paragraph-properties fo:text-align="center" style:writing-mode="lr-tb"/>
      <style:text-properties fo:language="es" fo:country="CO"/>
    </style:style>
    <style:style style:name="P5" style:family="paragraph">
      <style:paragraph-properties fo:text-align="center" style:writing-mode="lr-tb"/>
      <style:text-properties fo:font-size="10.5pt" fo:language="es" fo:country="CO" style:font-size-asian="10.5pt" style:font-size-complex="10.5pt"/>
    </style:style>
    <style:style style:name="P6" style:family="paragraph">
      <style:paragraph-properties fo:text-align="center"/>
      <style:text-properties fo:font-size="10.5pt" fo:language="es" fo:country="CO" style:font-size-asian="10.5pt" style:font-size-complex="10.5pt"/>
    </style:style>
    <style:style style:name="P7" style:family="paragraph">
      <loext:graphic-properties draw:fill="solid"/>
      <style:paragraph-properties fo:text-align="center"/>
      <style:text-properties fo:font-size="10.5pt" style:font-size-asian="10.5pt" style:font-size-complex="10.5pt"/>
    </style:style>
    <style:style style:name="P8" style:family="paragraph">
      <style:paragraph-properties fo:text-align="center"/>
      <style:text-properties fo:font-size="10.5pt" style:font-size-asian="10.5pt" style:font-size-complex="10.5pt"/>
    </style:style>
    <style:style style:name="P9" style:family="paragraph">
      <style:paragraph-properties fo:text-align="center"/>
      <style:text-properties fo:font-size="12pt" fo:language="es" fo:country="CO"/>
    </style:style>
    <style:style style:name="P10" style:family="paragraph">
      <style:paragraph-properties fo:text-align="center" style:writing-mode="lr-tb"/>
      <style:text-properties fo:color="#ffffff" fo:font-size="9pt" fo:language="es" fo:country="CO" style:font-size-asian="11pt" style:font-size-complex="11pt"/>
    </style:style>
    <style:style style:name="P11" style:family="paragraph">
      <style:paragraph-properties fo:text-align="center" style:writing-mode="lr-tb"/>
      <style:text-properties fo:color="#ffffff" fo:font-size="12pt" fo:language="es" fo:country="CO" style:font-size-asian="11pt" style:font-size-complex="11pt"/>
    </style:style>
    <style:style style:name="P12" style:family="paragraph">
      <style:paragraph-properties fo:text-align="center"/>
      <style:text-properties fo:background-color="#069a2e"/>
    </style:style>
    <style:style style:name="P13" style:family="paragraph">
      <style:paragraph-properties fo:text-align="center"/>
    </style:style>
    <style:style style:name="P14" style:family="paragraph">
      <loext:graphic-properties draw:fill-color="#ffffff"/>
      <style:paragraph-properties style:writing-mode="lr-tb"/>
      <style:text-properties fo:language="es" fo:country="CO"/>
    </style:style>
    <style:style style:name="P15" style:family="paragraph">
      <loext:graphic-properties draw:fill="none"/>
      <style:paragraph-properties fo:text-align="center"/>
      <style:text-properties fo:language="es" fo:country="CO"/>
    </style:style>
    <style:style style:name="P16" style:family="paragraph">
      <style:paragraph-properties fo:text-align="center"/>
      <style:text-properties fo:language="es" fo:country="CO"/>
    </style:style>
    <style:style style:name="P17" style:family="paragraph">
      <loext:graphic-properties draw:fill="solid"/>
      <style:paragraph-properties fo:text-align="center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  <style:text-properties fo:color="#ffffff" fo:font-size="15pt" fo:language="es" fo:country="CO" style:font-size-asian="15pt" style:font-size-complex="15pt"/>
    </style:style>
    <style:style style:name="P19" style:family="paragraph">
      <style:text-properties fo:language="es" fo:country="CO"/>
    </style:style>
    <style:style style:name="P20" style:family="paragraph">
      <loext:graphic-properties draw:fill="none" draw:fill-color="#ffffff"/>
    </style:style>
    <style:style style:name="T1" style:family="text">
      <style:text-properties fo:color="#ffffff" fo:font-size="9pt" fo:language="es" fo:country="CO" style:font-size-asian="9pt" style:font-size-complex="9pt"/>
    </style:style>
    <style:style style:name="T2" style:family="text">
      <style:text-properties fo:language="es" fo:country="CO"/>
    </style:style>
    <style:style style:name="T3" style:family="text">
      <style:text-properties fo:font-size="10.5pt" fo:language="es" fo:country="CO" style:font-size-asian="10.5pt" style:font-size-complex="10.5pt"/>
    </style:style>
    <style:style style:name="T4" style:family="text">
      <style:text-properties fo:color="#ffffff" fo:font-size="9pt" fo:language="es" fo:country="CO" style:font-size-asian="11pt" style:font-size-complex="11pt"/>
    </style:style>
    <style:style style:name="T5" style:family="text">
      <style:text-properties fo:color="#ffffff" fo:font-size="15pt" fo:language="es" fo:country="CO" style:font-size-asian="15pt" style:font-size-complex="15pt"/>
    </style:style>
    <style:style style:name="T6" style:family="text">
      <style:text-properties fo:font-variant="normal" fo:text-transform="none" fo:color="#ffffff" style:text-outline="false" style:text-line-through-style="none" style:text-line-through-type="none" style:font-name="Liberation Sans" fo:font-size="15pt" fo:language="es" fo:country="CO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Lohit Devanagari2" style:font-size-complex="15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876cm" svg:height="15.269cm" svg:x="10.639cm" svg:y="0.225cm">
          <text:p text:style-name="P16"/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1.906cm" svg:height="0.953cm" svg:x="11.324cm" svg:y="0.801cm">
          <text:p text:style-name="P2"><text:span text:style-name="T1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xml:id="id7" draw:id="id7" draw:layer="layout" svg:width="3.097cm" svg:height="1.238cm" svg:x="12.029cm" svg:y="1.972cm">
          <text:p text:style-name="P2"><text:span text:style-name="T1">Administrar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xml:id="id8" draw:id="id8" draw:layer="layout" svg:width="3.573cm" svg:height="1.239cm" svg:x="11.791cm" svg:y="3.424cm">
          <text:p text:style-name="P2"><text:span text:style-name="T1">Administrar Prestam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xml:id="id3" draw:id="id3" draw:layer="layout" svg:width="3.494cm" svg:height="1.239cm" svg:x="11.83cm" svg:y="4.893cm">
          <text:p text:style-name="P2"><text:span text:style-name="T1">Administrar sta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3" xml:id="id5" draw:id="id5" draw:layer="layout" svg:width="1.905cm" svg:height="0.952cm" svg:x="12.625cm" svg:y="14.38cm">
          <text:p text:style-name="P2"><text:span text:style-name="T1">Log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3" xml:id="id4" draw:id="id4" draw:layer="layout" svg:width="4.924cm" svg:height="1.238cm" svg:x="11.115cm" svg:y="12.783cm">
          <text:p text:style-name="P2"><text:span text:style-name="T1">Visualizar prestamos y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065cm" svg:height="0.953cm" svg:x="14.045cm" svg:y="0.801cm">
          <text:p text:style-name="P2"><text:span text:style-name="T1">Autentic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5" xml:id="id1" draw:id="id1" draw:layer="layout" svg:width="1.111cm" svg:height="1.27cm" svg:x="6.066cm" svg:y="3.408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3">Administrador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10" draw:text-style-name="P5" xml:id="id6" draw:id="id6" draw:layer="layout" svg:width="1.271cm" svg:height="1.429cm" svg:x="19.611cm" svg:y="3.329cm">
          <text:p text:style-name="P4"><text:span text:style-name="T2"/></text:p>
          <text:p text:style-name="P4"><text:span text:style-name="T2"/></text:p>
          <text:p text:style-name="P4"><text:span text:style-name="T3">Staff</text:span></text:p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onnector draw:style-name="gr11" draw:text-style-name="P6" draw:layer="layout" draw:line-skew="-0.148cm" svg:x1="7.177cm" svg:y1="4.043cm" svg:x2="11.324cm" svg:y2="1.278cm" draw:start-shape="id1" draw:start-glue-point="1" draw:end-shape="id2" draw:end-glue-point="6" svg:d="M7177 4043h2221v-2765h1926" svg:viewBox="0 0 4148 2766">
          <text:p text:style-name="P16"/>
        </draw:connector>
        <draw:connector draw:style-name="gr11" draw:text-style-name="P6" draw:layer="layout" draw:line-skew="-0.401cm" svg:x1="7.177cm" svg:y1="4.043cm" svg:x2="11.83cm" svg:y2="5.513cm" draw:start-shape="id1" draw:start-glue-point="1" draw:end-shape="id3" draw:end-glue-point="6" svg:d="M7177 4043h2221v1470h2432" svg:viewBox="0 0 4654 1471">
          <text:p text:style-name="P16"/>
        </draw:connector>
        <draw:connector draw:style-name="gr11" draw:text-style-name="P6" draw:layer="layout" draw:line-skew="-0.043cm" svg:x1="7.177cm" svg:y1="4.043cm" svg:x2="11.115cm" svg:y2="13.402cm" draw:start-shape="id1" draw:start-glue-point="1" draw:end-shape="id4" draw:end-glue-point="6" svg:d="M7177 4043h2221v9359h1717" svg:viewBox="0 0 3939 9360">
          <text:p text:style-name="P16"/>
        </draw:connector>
        <draw:connector draw:style-name="gr11" draw:text-style-name="P6" draw:layer="layout" draw:line-skew="-0.798cm" svg:x1="7.177cm" svg:y1="4.043cm" svg:x2="12.625cm" svg:y2="14.856cm" draw:start-shape="id1" draw:start-glue-point="1" draw:end-shape="id5" draw:end-glue-point="6" svg:d="M7177 4043h2221v10813h3227" svg:viewBox="0 0 5449 10814">
          <text:p text:style-name="P16"/>
        </draw:connector>
        <draw:connector draw:style-name="gr12" draw:text-style-name="P6" draw:layer="layout" draw:line-skew="0.209cm" svg:x1="19.611cm" svg:y1="4.043cm" svg:x2="16.039cm" svg:y2="13.402cm" draw:start-shape="id6" draw:start-glue-point="3" draw:end-shape="id4" draw:end-glue-point="10" svg:d="M19611 4043h-1577v9359h-1995" svg:viewBox="0 0 3573 9360">
          <text:p text:style-name="P16"/>
        </draw:connector>
        <draw:connector draw:style-name="gr12" draw:text-style-name="P6" draw:layer="layout" draw:line-skew="0.666cm" svg:x1="19.611cm" svg:y1="4.043cm" svg:x2="15.126cm" svg:y2="2.591cm" draw:start-shape="id6" draw:start-glue-point="3" draw:end-shape="id7" draw:end-glue-point="10" svg:d="M19611 4043h-1577v-1452h-2908" svg:viewBox="0 0 4486 1453">
          <text:p text:style-name="P16"/>
        </draw:connector>
        <draw:connector draw:style-name="gr12" draw:text-style-name="P6" draw:layer="layout" svg:x1="19.611cm" svg:y1="4.043cm" svg:x2="15.364cm" svg:y2="4.044cm" draw:start-shape="id6" draw:start-glue-point="3" draw:end-shape="id8" draw:end-glue-point="10" svg:d="M19611 4043h-2124v1h-2123" svg:viewBox="0 0 4248 2">
          <text:p text:style-name="P16"/>
        </draw:connector>
        <draw:connector draw:style-name="gr12" draw:text-style-name="P6" draw:layer="layout" draw:line-skew="1.613cm 0.209cm" svg:x1="19.611cm" svg:y1="4.043cm" svg:x2="12.277cm" svg:y2="0.801cm" draw:start-shape="id6" draw:start-glue-point="3" draw:end-shape="id2" draw:end-glue-point="4" svg:d="M19611 4043h-1577v-3535h-5757v293" svg:viewBox="0 0 7335 3536">
          <text:p text:style-name="P16"/>
        </draw:connector>
        <draw:connector draw:style-name="gr11" draw:text-style-name="P6" draw:layer="layout" svg:x1="7.177cm" svg:y1="4.043cm" svg:x2="11.791cm" svg:y2="4.044cm" draw:start-shape="id1" draw:start-glue-point="1" draw:end-shape="id8" draw:end-glue-point="6" svg:d="M7177 4043h2602v1h2012" svg:viewBox="0 0 4615 2">
          <text:p text:style-name="P16"/>
        </draw:connector>
        <draw:connector draw:style-name="gr11" draw:text-style-name="P6" draw:layer="layout" draw:line-skew="-0.5cm" svg:x1="7.177cm" svg:y1="4.043cm" svg:x2="12.029cm" svg:y2="2.591cm" draw:start-shape="id1" draw:start-glue-point="1" draw:end-shape="id7" draw:end-glue-point="6" svg:d="M7177 4043h2221v-1452h2631" svg:viewBox="0 0 4853 1453">
          <text:p text:style-name="P16"/>
        </draw:connector>
        <draw:line draw:style-name="gr13" draw:text-style-name="P7" draw:layer="layout" svg:x1="13.86cm" svg:y1="1.278cm" svg:x2="13.295cm" svg:y2="1.278cm">
          <text:p text:style-name="P13"/>
        </draw:line>
        <draw:connector draw:style-name="gr12" draw:text-style-name="P8" draw:layer="layout" draw:line-skew="0.964cm" svg:x1="19.611cm" svg:y1="4.043cm" svg:x2="14.53cm" svg:y2="14.856cm" draw:start-shape="id6" draw:start-glue-point="3" draw:end-shape="id5" draw:end-glue-point="10" svg:d="M19611 4043h-1577v10813h-3504" svg:viewBox="0 0 5082 10814">
          <text:p text:style-name="P13"/>
        </draw:connector>
        <draw:custom-shape draw:style-name="gr14" draw:text-style-name="P3" xml:id="id9" draw:id="id9" draw:layer="layout" svg:width="5.35cm" svg:height="1.239cm" svg:x="10.902cm" svg:y="6.499cm">
          <text:p text:style-name="P2"><text:span text:style-name="T1">Administrar Cobros adicional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0" xml:id="id10" draw:id="id10" draw:layer="layout" svg:width="5.35cm" svg:height="1.239cm" svg:x="10.902cm" svg:y="8.076cm">
          <text:p text:style-name="P9"><text:span text:style-name="T4">Gestión de abonos </text:span></text:p>
          <text:p text:style-name="P9"><text:span text:style-name="T4">De prestam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2" draw:id="id12" draw:layer="layout" svg:width="5.35cm" svg:height="1.239cm" svg:x="10.902cm" svg:y="9.576cm">
          <text:p text:style-name="P9"><text:span text:style-name="T4">Gestión de liquidación mensu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xml:id="id11" draw:id="id11" draw:layer="layout" svg:width="5.35cm" svg:height="1.239cm" svg:x="10.902cm" svg:y="11.076cm">
          <text:p text:style-name="P9"><text:span text:style-name="T4">Gestión de Routeo semana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5" draw:text-style-name="P12" draw:layer="layout" draw:line-skew="0.102cm" svg:x1="19.611cm" svg:y1="4.043cm" svg:x2="16.252cm" svg:y2="7.119cm" draw:start-shape="id6" draw:start-glue-point="3" draw:end-shape="id9" draw:end-glue-point="10" svg:d="M19611 4043h-1577v3076h-1782" svg:viewBox="0 0 3360 3077">
          <text:p/>
        </draw:connector>
        <draw:connector draw:style-name="gr15" draw:text-style-name="P12" draw:layer="layout" draw:line-skew="0.102cm" svg:x1="19.611cm" svg:y1="4.043cm" svg:x2="16.252cm" svg:y2="8.696cm" draw:start-shape="id6" draw:start-glue-point="3" draw:end-shape="id10" draw:end-glue-point="10" svg:d="M19611 4043h-1577v4653h-1782" svg:viewBox="0 0 3360 4654">
          <text:p/>
        </draw:connector>
        <draw:connector draw:style-name="gr15" draw:text-style-name="P12" draw:layer="layout" draw:line-skew="0.102cm" svg:x1="19.611cm" svg:y1="4.043cm" svg:x2="16.252cm" svg:y2="11.696cm" draw:start-shape="id6" draw:start-glue-point="3" draw:end-shape="id11" draw:end-glue-point="10" svg:d="M19611 4043h-1577v7653h-1782" svg:viewBox="0 0 3360 7654">
          <text:p/>
        </draw:connector>
        <draw:connector draw:style-name="gr16" draw:text-style-name="P13" draw:layer="layout" draw:line-skew="0.063cm" svg:x1="7.177cm" svg:y1="4.043cm" svg:x2="10.902cm" svg:y2="10.196cm" draw:start-shape="id1" draw:start-glue-point="1" draw:end-shape="id12" draw:end-glue-point="6" svg:d="M7177 4043h2221v6153h1504" svg:viewBox="0 0 3726 6154">
          <text:p/>
        </draw:connector>
        <presentation:notes draw:style-name="dp1">
          <draw:page-thumbnail draw:style-name="gr17" draw:layer="layout" svg:width="18.624cm" svg:height="10.476cm" svg:x="1.482cm" svg:y="2.123cm" draw:page-number="1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custom-shape draw:style-name="gr18" draw:text-style-name="P15" draw:layer="layout" svg:width="9.398cm" svg:height="14.732cm" svg:x="9.271cm" svg:y="0.76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2" xml:id="id14" draw:id="id14" draw:layer="layout" svg:width="3.048cm" svg:height="1.524cm" svg:x="10.781cm" svg:y="1.524cm">
          <text:p text:style-name="P2"><text:span text:style-name="T5">Logi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xml:id="id19" draw:id="id19" draw:layer="layout" svg:width="4.953cm" svg:height="1.981cm" svg:x="11.529cm" svg:y="3.556cm">
          <text:p text:style-name="P2"><text:span text:style-name="T5">Administrar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2" xml:id="id20" draw:id="id20" draw:layer="layout" svg:width="5.715cm" svg:height="1.981cm" svg:x="11.148cm" svg:y="5.879cm">
          <text:p text:style-name="P2"><text:span text:style-name="T5">Administrar Prestam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2" xml:id="id15" draw:id="id15" draw:layer="layout" svg:width="5.588cm" svg:height="1.981cm" svg:x="11.211cm" svg:y="8.228cm">
          <text:p text:style-name="P2"><text:span text:style-name="T5">Administrar sta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2" xml:id="id17" draw:id="id17" draw:layer="layout" svg:width="3.048cm" svg:height="1.524cm" svg:x="12.481cm" svg:y="13.208cm">
          <text:p text:style-name="P2"><text:span text:style-name="T5">Logou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2" xml:id="id16" draw:id="id16" draw:layer="layout" svg:width="7.874cm" svg:height="1.981cm" svg:x="10.068cm" svg:y="10.611cm">
          <text:p text:style-name="P2"><text:span text:style-name="T5">Visualizar prestamos y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3.302cm" svg:height="1.524cm" svg:x="14.732cm" svg:y="1.524cm">
          <text:p text:style-name="P2"><text:span text:style-name="T5">Autenticació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4" xml:id="id13" draw:id="id13" draw:layer="layout" svg:width="1.778cm" svg:height="2.032cm" svg:x="1.956cm" svg:y="5.853cm"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/></text:p>
          <text:p text:style-name="P4"><text:span text:style-name="T2">Administrad</text:span><text:span text:style-name="T2">or</text:span></text:p>
          <draw:enhanced-geometry svg:viewBox="0 0 780 907" draw:type="non-primitive" draw:enhanced-path="M 390 0 L 492 276 780 228 594 457 780 679 492 631 390 907 288 631 0 679 186 457 0 228 288 276 390 0 Z N"/>
        </draw:custom-shape>
        <draw:custom-shape draw:style-name="gr26" draw:text-style-name="P4" xml:id="id18" draw:id="id18" draw:layer="layout" svg:width="2.032cm" svg:height="2.286cm" svg:x="23.622cm" svg:y="5.726cm">
          <text:p text:style-name="P4"><text:span text:style-name="T2"/></text:p>
          <text:p text:style-name="P4"><text:span text:style-name="T2"/></text:p>
          <text:p text:style-name="P4"><text:span text:style-name="T2">Staff</text:span></text:p>
          <draw:enhanced-geometry svg:viewBox="0 0 21600 21600" draw:text-areas="?f4 ?f4 ?f3 ?f3" draw:type="star4" draw:modifiers="8100" draw:enhanced-path="M 0 10800 L ?f4 ?f4 10800 0 ?f3 ?f4 21600 10800 ?f3 ?f3 10800 21600 ?f4 ?f3 0 10800 Z N">
            <draw:equation draw:name="f0" draw:formula="7600"/>
            <draw:equation draw:name="f1" draw:formula="?f0 *$0 /10800"/>
            <draw:equation draw:name="f2" draw:formula="?f0 -?f1 "/>
            <draw:equation draw:name="f3" draw:formula="10800+?f2 "/>
            <draw:equation draw:name="f4" draw:formula="10800-?f2 "/>
            <draw:handle draw:handle-position="$0 10800" draw:handle-range-x-minimum="0" draw:handle-range-x-maximum="10800"/>
          </draw:enhanced-geometry>
        </draw:custom-shape>
        <draw:connector draw:style-name="gr27" draw:text-style-name="P16" draw:layer="layout" draw:line-skew="-0.687cm" svg:x1="3.734cm" svg:y1="6.869cm" svg:x2="10.781cm" svg:y2="2.286cm" draw:start-shape="id13" draw:start-glue-point="1" draw:end-shape="id14" draw:end-glue-point="6" svg:d="M3734 6869h3368v-4583h3679" svg:viewBox="0 0 7048 4584">
          <text:p/>
        </draw:connector>
        <draw:connector draw:style-name="gr27" draw:text-style-name="P16" draw:layer="layout" draw:line-skew="-0.902cm" svg:x1="3.734cm" svg:y1="6.869cm" svg:x2="11.211cm" svg:y2="9.219cm" draw:start-shape="id13" draw:start-glue-point="1" draw:end-shape="id15" draw:end-glue-point="6" svg:d="M3734 6869h3368v2350h4109" svg:viewBox="0 0 7478 2351">
          <text:p/>
        </draw:connector>
        <draw:connector draw:style-name="gr27" draw:text-style-name="P16" draw:layer="layout" draw:line-skew="-0.331cm" svg:x1="3.734cm" svg:y1="6.869cm" svg:x2="10.068cm" svg:y2="11.602cm" draw:start-shape="id13" draw:start-glue-point="1" draw:end-shape="id16" draw:end-glue-point="6" svg:d="M3734 6869h3367v4733h2967" svg:viewBox="0 0 6335 4734">
          <text:p/>
        </draw:connector>
        <draw:connector draw:style-name="gr27" draw:text-style-name="P16" draw:layer="layout" draw:line-skew="-1.537cm" svg:x1="3.734cm" svg:y1="6.869cm" svg:x2="12.481cm" svg:y2="13.97cm" draw:start-shape="id13" draw:start-glue-point="1" draw:end-shape="id17" draw:end-glue-point="6" svg:d="M3734 6869h3368v7101h5379" svg:viewBox="0 0 8748 7102">
          <text:p/>
        </draw:connector>
        <draw:connector draw:style-name="gr28" draw:text-style-name="P16" draw:layer="layout" draw:line-skew="0.299cm" svg:x1="23.622cm" svg:y1="6.869cm" svg:x2="17.942cm" svg:y2="11.602cm" draw:start-shape="id18" draw:start-glue-point="3" draw:end-shape="id16" draw:end-glue-point="10" svg:d="M23622 6869h-2540v4733h-3140" svg:viewBox="0 0 5681 4734">
          <text:p/>
        </draw:connector>
        <draw:connector draw:style-name="gr28" draw:text-style-name="P16" draw:layer="layout" draw:line-skew="1.03cm" svg:x1="23.622cm" svg:y1="6.869cm" svg:x2="16.482cm" svg:y2="4.547cm" draw:start-shape="id18" draw:start-glue-point="3" draw:end-shape="id19" draw:end-glue-point="10" svg:d="M23622 6869h-2540v-2322h-4600" svg:viewBox="0 0 7141 2323">
          <text:p/>
        </draw:connector>
        <draw:connector draw:style-name="gr28" draw:text-style-name="P16" draw:layer="layout" draw:line-skew="1.855cm" svg:x1="23.622cm" svg:y1="6.869cm" svg:x2="16.863cm" svg:y2="6.87cm" draw:start-shape="id18" draw:start-glue-point="3" draw:end-shape="id20" draw:end-glue-point="10" svg:d="M23622 6869h-1524v1h-5235" svg:viewBox="0 0 6760 2">
          <text:p/>
        </draw:connector>
        <draw:connector draw:style-name="gr28" draw:text-style-name="P16" draw:layer="layout" draw:line-skew="2.356cm" svg:x1="23.622cm" svg:y1="6.869cm" svg:x2="12.305cm" svg:y2="1.524cm" draw:start-shape="id18" draw:start-glue-point="3" draw:end-shape="id14" draw:end-glue-point="4" svg:d="M23622 6869h-2540v-5846h-8777v501" svg:viewBox="0 0 11318 5847">
          <text:p/>
        </draw:connector>
        <draw:connector draw:style-name="gr27" draw:text-style-name="P16" draw:layer="layout" svg:x1="3.734cm" svg:y1="6.869cm" svg:x2="11.148cm" svg:y2="6.87cm" draw:start-shape="id13" draw:start-glue-point="1" draw:end-shape="id20" draw:end-glue-point="6" svg:d="M3734 6869h4238v1h3176" svg:viewBox="0 0 7415 2">
          <text:p/>
        </draw:connector>
        <draw:connector draw:style-name="gr27" draw:text-style-name="P16" draw:layer="layout" draw:line-skew="-1.061cm" svg:x1="3.734cm" svg:y1="6.869cm" svg:x2="11.529cm" svg:y2="4.547cm" draw:start-shape="id13" draw:start-glue-point="1" draw:end-shape="id19" draw:end-glue-point="6" svg:d="M3734 6869h3367v-2322h4428" svg:viewBox="0 0 7796 2323">
          <text:p/>
        </draw:connector>
        <draw:line draw:style-name="gr29" draw:text-style-name="P17" draw:layer="layout" svg:x1="14.732cm" svg:y1="2.286cm" svg:x2="13.829cm" svg:y2="2.286cm">
          <text:p/>
        </draw:line>
        <draw:connector draw:style-name="gr28" draw:text-style-name="P13" draw:layer="layout" draw:line-skew="1.506cm" svg:x1="23.622cm" svg:y1="6.869cm" svg:x2="15.529cm" svg:y2="13.97cm" draw:start-shape="id18" draw:start-glue-point="3" draw:end-shape="id17" draw:end-glue-point="10" svg:d="M23622 6869h-2540v7101h-5553" svg:viewBox="0 0 8094 7102">
          <text:p/>
        </draw:connector>
        <presentation:notes draw:style-name="dp2">
          <draw:page-thumbnail draw:style-name="gr17" draw:layer="layout" svg:width="18.624cm" svg:height="10.476cm" svg:x="1.482cm" svg:y="2.123cm" draw:page-number="2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custom-shape draw:style-name="gr20" draw:text-style-name="P2" draw:layer="layout" svg:width="4.953cm" svg:height="1.981cm" svg:x="7.874cm" svg:y="5.8cm">
          <text:p text:style-name="P2"><text:span text:style-name="T5">Administrar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4.953cm" svg:height="1.981cm" svg:x="14.596cm" svg:y="3.302cm">
          <text:p text:style-name="P2"><text:span text:style-name="T5">Registrar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4.953cm" svg:height="1.981cm" svg:x="14.621cm" svg:y="5.8cm">
          <text:p text:style-name="P2"><text:span text:style-name="T5">Editar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2" draw:layer="layout" svg:width="4.953cm" svg:height="1.981cm" svg:x="14.596cm" svg:y="8.244cm">
          <text:p text:style-name="P2"><text:span text:style-name="T5">Eliminar client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7" draw:layer="layout" svg:x1="14.596cm" svg:y1="4.318cm" svg:x2="12.827cm" svg:y2="6.858cm">
          <text:p/>
        </draw:line>
        <draw:line draw:style-name="gr29" draw:text-style-name="P17" draw:layer="layout" svg:x1="14.596cm" svg:y1="9.144cm" svg:x2="12.827cm" svg:y2="6.858cm">
          <text:p/>
        </draw:line>
        <draw:line draw:style-name="gr29" draw:text-style-name="P17" draw:layer="layout" svg:x1="14.596cm" svg:y1="6.858cm" svg:x2="12.827cm" svg:y2="6.858cm">
          <text:p/>
        </draw:line>
        <presentation:notes draw:style-name="dp2">
          <draw:page-thumbnail draw:style-name="gr17" draw:layer="layout" svg:width="18.624cm" svg:height="10.476cm" svg:x="1.482cm" svg:y="2.123cm" draw:page-number="3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custom-shape draw:style-name="gr20" draw:text-style-name="P2" draw:layer="layout" svg:width="4.953cm" svg:height="1.981cm" svg:x="7.874cm" svg:y="5.741cm">
          <text:p text:style-name="P2"><text:span text:style-name="T5">Administrar sta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0" draw:text-style-name="P18" draw:layer="layout" svg:width="4.953cm" svg:height="1.981cm" svg:x="14.596cm" svg:y="3.302cm">
          <text:p text:style-name="P18"><text:span text:style-name="T6">Registrar </text:span><text:span text:style-name="T5">sta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1" draw:text-style-name="P18" draw:layer="layout" svg:width="4.953cm" svg:height="1.981cm" svg:x="14.596cm" svg:y="5.841cm">
          <text:p text:style-name="P18"><text:span text:style-name="T6">Editar </text:span><text:span text:style-name="T5">sta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18" draw:layer="layout" svg:width="4.953cm" svg:height="1.981cm" svg:x="14.596cm" svg:y="8.244cm">
          <text:p text:style-name="P18"><text:span text:style-name="T6">Eliminar staf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7" draw:layer="layout" svg:x1="14.596cm" svg:y1="4.318cm" svg:x2="12.827cm" svg:y2="6.858cm">
          <text:p/>
        </draw:line>
        <draw:line draw:style-name="gr29" draw:text-style-name="P17" draw:layer="layout" svg:x1="14.596cm" svg:y1="6.858cm" svg:x2="12.827cm" svg:y2="6.858cm">
          <text:p/>
        </draw:line>
        <draw:line draw:style-name="gr29" draw:text-style-name="P17" draw:layer="layout" svg:x1="14.596cm" svg:y1="9.398cm" svg:x2="12.827cm" svg:y2="6.858cm">
          <text:p/>
        </draw:line>
        <presentation:notes draw:style-name="dp2">
          <draw:page-thumbnail draw:style-name="gr17" draw:layer="layout" svg:width="18.624cm" svg:height="10.476cm" svg:x="1.482cm" svg:y="2.123cm" draw:page-number="4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custom-shape draw:style-name="gr33" draw:text-style-name="P2" draw:layer="layout" svg:width="5.969cm" svg:height="1.981cm" svg:x="6.858cm" svg:y="5.841cm">
          <text:p text:style-name="P2"><text:span text:style-name="T5">Administrar Prestam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18" draw:layer="layout" svg:width="4.953cm" svg:height="1.981cm" svg:x="14.596cm" svg:y="3.302cm">
          <text:p text:style-name="P18"><text:span text:style-name="T6">Registrar </text:span><text:span text:style-name="T5">Prestam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5" draw:text-style-name="P18" draw:layer="layout" svg:width="4.953cm" svg:height="1.981cm" svg:x="14.596cm" svg:y="5.741cm">
          <text:p text:style-name="P18"><text:span text:style-name="T6">Editar </text:span><text:span text:style-name="T5">Prestam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18" draw:layer="layout" svg:width="4.953cm" svg:height="1.981cm" svg:x="14.596cm" svg:y="8.244cm">
          <text:p text:style-name="P18"><text:span text:style-name="T6">Eliminar </text:span><text:span text:style-name="T5">Prestamo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9" draw:text-style-name="P17" draw:layer="layout" svg:x1="14.596cm" svg:y1="4.318cm" svg:x2="12.827cm" svg:y2="6.858cm">
          <text:p/>
        </draw:line>
        <draw:line draw:style-name="gr29" draw:text-style-name="P17" draw:layer="layout" svg:x1="14.596cm" svg:y1="6.858cm" svg:x2="12.827cm" svg:y2="6.858cm">
          <text:p/>
        </draw:line>
        <draw:line draw:style-name="gr29" draw:text-style-name="P17" draw:layer="layout" svg:x1="14.596cm" svg:y1="9.398cm" svg:x2="12.827cm" svg:y2="6.858cm">
          <text:p/>
        </draw:line>
        <presentation:notes draw:style-name="dp2">
          <draw:page-thumbnail draw:style-name="gr17" draw:layer="layout" svg:width="18.624cm" svg:height="10.476cm" svg:x="1.482cm" svg:y="2.123cm" draw:page-number="5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37" draw:text-style-name="P20" draw:layer="layout" svg:width="12.724cm" svg:height="5.228cm" svg:x="3.556cm" svg:y="2.54cm">
          <draw:text-box>
            <text:p text:style-name="P19">Administración de usuarios</text:p>
            <text:p text:style-name="P19">Administrador de clientes</text:p>
            <text:p text:style-name="P19">Administración de prestamos</text:p>
            <text:p text:style-name="P19">Administración de cobros adicionales</text:p>
            <text:p text:style-name="P19">Gestión de abonos por parte de los clientes</text:p>
            <text:p text:style-name="P19">Generación de liquidación mensual</text:p>
            <text:p text:style-name="P19"><text:span text:style-name="T2">Generación de Routeo</text:span></text:p>
          </draw:text-box>
        </draw:frame>
        <presentation:notes draw:style-name="dp2">
          <draw:page-thumbnail draw:style-name="gr17" draw:layer="layout" svg:width="18.624cm" svg:height="10.476cm" svg:x="1.482cm" svg:y="2.123cm" draw:page-number="6" presentation:class="page"/>
          <draw:frame presentation:style-name="pr1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F" svg:font-family="" style:font-family-generic="roman"/>
    <style:font-face style:name="Lohit Devanagari1" svg:font-family="'Lohit Devanagari'" style:font-pitch="variable"/>
    <style:font-face style:name="Noto Sans CJK SC1" svg:font-family="'Noto Sans CJK SC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Devanagari2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ouble_20_Dash_20_Dot_20_Dot" draw:display-name="Double Dash Dot Dot" draw:style="rect" draw:dots1="1" draw:dots1-length="1100%" draw:dots2="2" draw:dots2-length="100%" draw:distance="5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2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s" fo:country="CO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_20_and_20_Footer" style:display-name="Header and Foot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Lohit Devanagari1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2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2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2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8T21:53:18.134446815</meta:creation-date>
    <meta:generator>LibreOffice/6.4.7.2$Linux_X86_64 LibreOffice_project/40$Build-2</meta:generator>
    <dc:date>2021-11-06T12:52:13.474678707</dc:date>
    <meta:editing-duration>PT39M50S</meta:editing-duration>
    <meta:editing-cycles>5</meta:editing-cycles>
    <meta:document-statistic meta:object-count="107"/>
  </office:meta>
</office:document-meta>
</file>